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Cycles</text:p>
          </table:table-cell>
          <table:table-cell office:value-type="string">
            <text:p>Cycles/Bytes</text:p>
          </table:table-cell>
          <table:table-cell office:value-type="string">
            <text:p>Time/Byte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float" office:value="6704710">
            <text:p>6704710</text:p>
          </table:table-cell>
          <table:table-cell table:formula="of:=[.B2]/([.A2])" office:value-type="float" office:value="1676177.5">
            <text:p>1676177.5</text:p>
          </table:table-cell>
          <table:table-cell table:formula="of:=[.B2]*(1/(3.3*10^9))*10^9/([.A2]*1024)" office:value-type="float" office:value="496.027906013258">
            <text:p>496.027906013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355127">
            <text:p>12355127</text:p>
          </table:table-cell>
          <table:table-cell table:formula="of:=[.B3]/([.A3])" office:value-type="float" office:value="1544390.875">
            <text:p>1544390.875</text:p>
          </table:table-cell>
          <table:table-cell table:formula="of:=[.B3]*(1/(3.3*10^9))*10^9/([.A3]*1024)" office:value-type="float" office:value="457.028549656724">
            <text:p>457.028549656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1881694">
            <text:p>21881694</text:p>
          </table:table-cell>
          <table:table-cell table:formula="of:=[.B4]/([.A4])" office:value-type="float" office:value="1367605.875">
            <text:p>1367605.875</text:p>
          </table:table-cell>
          <table:table-cell table:formula="of:=[.B4]*(1/(3.3*10^9))*10^9/([.A4]*1024)" office:value-type="float" office:value="404.712912819602">
            <text:p>404.712912819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4872989">
            <text:p>44872989</text:p>
          </table:table-cell>
          <table:table-cell table:formula="of:=[.B5]/([.A5])" office:value-type="float" office:value="1402280.90625">
            <text:p>1402280.90625</text:p>
          </table:table-cell>
          <table:table-cell table:formula="of:=[.B5]*(1/(3.3*10^9))*10^9/([.A5]*1024)" office:value-type="float" office:value="414.974226518111">
            <text:p>414.974226518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5787627">
            <text:p>85787627</text:p>
          </table:table-cell>
          <table:table-cell table:formula="of:=[.B6]/([.A6])" office:value-type="float" office:value="1340431.671875">
            <text:p>1340431.671875</text:p>
          </table:table-cell>
          <table:table-cell table:formula="of:=[.B6]*(1/(3.3*10^9))*10^9/([.A6]*1024)" office:value-type="float" office:value="396.671304413767">
            <text:p>396.671304413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72872449">
            <text:p>172872449</text:p>
          </table:table-cell>
          <table:table-cell table:formula="of:=[.B7]/([.A7])" office:value-type="float" office:value="1350566.0078125">
            <text:p>1350566.0078125</text:p>
          </table:table-cell>
          <table:table-cell table:formula="of:=[.B7]*(1/(3.3*10^9))*10^9/([.A7]*1024)" office:value-type="float" office:value="399.67033848618">
            <text:p>399.6703384862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96412281">
            <text:p>396412281</text:p>
          </table:table-cell>
          <table:table-cell table:formula="of:=[.B8]/([.A8])" office:value-type="float" office:value="1548485.47265625">
            <text:p>1548485.47265625</text:p>
          </table:table-cell>
          <table:table-cell table:formula="of:=[.B8]*(1/(3.3*10^9))*10^9/([.A8]*1024)" office:value-type="float" office:value="458.240255876021">
            <text:p>458.24025587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723307344">
            <text:p>723307344</text:p>
          </table:table-cell>
          <table:table-cell table:formula="of:=[.B9]/([.A9])" office:value-type="float" office:value="1412709.65625">
            <text:p>1412709.65625</text:p>
          </table:table-cell>
          <table:table-cell table:formula="of:=[.B9]*(1/(3.3*10^9))*10^9/([.A9]*1024)" office:value-type="float" office:value="418.060385964134">
            <text:p>418.060385964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469158398">
            <text:p>1469158398</text:p>
          </table:table-cell>
          <table:table-cell table:formula="of:=[.B10]/([.A10])" office:value-type="float" office:value="1434724.99804688">
            <text:p>1434724.99804688</text:p>
          </table:table-cell>
          <table:table-cell table:formula="of:=[.B10]*(1/(3.3*10^9))*10^9/([.A10]*1024)" office:value-type="float" office:value="424.575342698531">
            <text:p>424.5753426985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587331746">
            <text:p>1587331746</text:p>
          </table:table-cell>
          <table:table-cell table:formula="of:=[.B11]/([.A11])" office:value-type="float" office:value="1443028.86">
            <text:p>1443028.86</text:p>
          </table:table-cell>
          <table:table-cell table:formula="of:=[.B11]*(1/(3.3*10^9))*10^9/([.A11]*1024)" office:value-type="float" office:value="427.032688210227">
            <text:p>427.0326882102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952664412">
            <text:p>1952664412</text:p>
          </table:table-cell>
          <table:table-cell table:formula="of:=[.B12]/([.A12])" office:value-type="float" office:value="1627220.34333333">
            <text:p>1627220.34333333</text:p>
          </table:table-cell>
          <table:table-cell table:formula="of:=[.B12]*(1/(3.3*10^9))*10^9/([.A12]*1024)" office:value-type="float" office:value="481.540111071654">
            <text:p>481.5401110717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2643093355">
            <text:p>2643093355</text:p>
          </table:table-cell>
          <table:table-cell table:formula="of:=[.B13]/([.A13])" office:value-type="float" office:value="2033148.73461538">
            <text:p>2033148.73461538</text:p>
          </table:table-cell>
          <table:table-cell table:formula="of:=[.B13]*(1/(3.3*10^9))*10^9/([.A13]*1024)" office:value-type="float" office:value="601.665700347829">
            <text:p>601.6657003478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2599999643">
            <text:p>2599999643</text:p>
          </table:table-cell>
          <table:table-cell table:formula="of:=[.B14]/([.A14])" office:value-type="float" office:value="1857142.60214286">
            <text:p>1857142.60214286</text:p>
          </table:table-cell>
          <table:table-cell table:formula="of:=[.B14]*(1/(3.3*10^9))*10^9/([.A14]*1024)" office:value-type="float" office:value="549.58055224398">
            <text:p>549.580552244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973872484">
            <text:p>2973872484</text:p>
          </table:table-cell>
          <table:table-cell table:formula="of:=[.B15]/([.A15])" office:value-type="float" office:value="1982581.656">
            <text:p>1982581.656</text:p>
          </table:table-cell>
          <table:table-cell table:formula="of:=[.B15]*(1/(3.3*10^9))*10^9/([.A15]*1024)" office:value-type="float" office:value="586.701484375">
            <text:p>586.701484375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4657867496">
            <text:p>4657867496</text:p>
          </table:table-cell>
          <table:table-cell table:formula="of:=[.B16]/([.A16])" office:value-type="float" office:value="2274349.36328125">
            <text:p>2274349.36328125</text:p>
          </table:table-cell>
          <table:table-cell table:formula="of:=[.B16]*(1/(3.3*10^9))*10^9/([.A16]*1024)" office:value-type="float" office:value="673.043727296772">
            <text:p>673.0437272968</text:p>
          </table:table-cell>
        </table:table-row>
        <table:table-row table:style-name="ro1">
          <table:table-cell/>
          <table:table-cell>
            <draw:frame table:end-cell-address="Sheet1.I37" table:end-x="0.0933in" table:end-y="0.1543in" draw:z-index="0" draw:style-name="gr1" svg:width="6.2988in" svg:height="3.5429in" svg:x="0.0177in" svg:y="0.1539in">
              <draw:object draw:notify-on-update-of-ranges="Sheet1.A4:Sheet1.A16 Sheet1.D4:Sheet1.D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Cycles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9129">
            <text:p>49129</text:p>
          </table:table-cell>
          <table:table-cell office:value-type="float" office:value="52115">
            <text:p>52115</text:p>
          </table:table-cell>
        </table:table-row>
        <table:table-row table:style-name="ro1">
          <table:table-cell/>
          <table:table-cell office:value-type="float" office:value="48304">
            <text:p>48304</text:p>
          </table:table-cell>
          <table:table-cell office:value-type="float" office:value="42520">
            <text:p>42520</text:p>
          </table:table-cell>
        </table:table-row>
        <table:table-row table:style-name="ro1">
          <table:table-cell/>
          <table:table-cell office:value-type="float" office:value="58525">
            <text:p>58525</text:p>
          </table:table-cell>
          <table:table-cell office:value-type="float" office:value="46043">
            <text:p>46043</text:p>
          </table:table-cell>
        </table:table-row>
        <table:table-row table:style-name="ro1">
          <table:table-cell/>
          <table:table-cell office:value-type="float" office:value="43980">
            <text:p>43980</text:p>
          </table:table-cell>
          <table:table-cell office:value-type="float" office:value="44592">
            <text:p>44592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12/14/2014</text:date>, <text:time>17:2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ordon Lin</meta:initial-creator>
    <meta:creation-date>2014-12-14T15:41:21</meta:creation-date>
    <dc:date>2014-12-14T17:24:34</dc:date>
    <dc:creator>Gordon Lin</dc:creator>
    <meta:editing-duration>PT27M43S</meta:editing-duration>
    <meta:editing-cycles>1</meta:editing-cycles>
    <meta:document-statistic meta:table-count="3" meta:cell-count="75" meta:object-count="1"/>
    <meta:generator>LibreOffice/3.3$Unix LibreOffice_project/330m19$Build-40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58cm" svg:y="0.316cm" chart:style-name="ch2">
          <text:p>File Cache</text:p>
        </chart:title>
        <chart:subtitle svg:x="5.919cm" svg:y="1.275cm" chart:style-name="ch3">
          <text:p>File Size vs Read Time</text:p>
        </chart:subtitle>
        <chart:legend chart:legend-position="end" svg:x="13.683cm" svg:y="4.205cm" chart:style-name="ch4"/>
        <chart:plot-area chart:style-name="ch5" table:cell-range-address="Sheet1.A4:Sheet1.A16 Sheet1.D4:Sheet1.D16" svg:x="1.331cm" svg:y="2.318cm" svg:width="11.712cm" svg:height="5.521cm">
          <chartooo:coordinate-region svg:x="2.138cm" svg:y="2.517cm" svg:width="10.534cm" svg:height="4.675cm"/>
          <chart:axis chart:dimension="x" chart:name="primary-x" chart:style-name="ch6">
            <chart:title svg:x="6.124cm" svg:y="8.019cm" chart:style-name="ch7">
              <text:p>File Size (MB)</text:p>
            </chart:title>
          </chart:axis>
          <chart:axis chart:dimension="y" chart:name="primary-y" chart:style-name="ch6">
            <chart:title svg:x="0.451cm" svg:y="7.609cm" chart:style-name="ch8">
              <text:p>Read Time (Nanoseconds per KB)</text:p>
            </chart:title>
            <chart:grid chart:style-name="ch9" chart:class="major"/>
          </chart:axis>
          <chart:series chart:style-name="ch10" chart:values-cell-range-address="Sheet1.D4:Sheet1.D16" chart:class="chart:scatter">
            <chart:domain table:cell-range-address="Sheet1.A4:Sheet1.A16"/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A4:Sheet1.A16</svg:desc>
                </draw:g>
              </table:table-cell>
              <table:table-cell office:value-type="float" office:value="404.712912819602">
                <text:p>404.712912819602</text:p>
                <draw:g>
                  <svg:desc>Sheet1.D4:Sheet1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414.974226518111">
                <text:p>414.974226518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396.671304413767">
                <text:p>396.6713044137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399.67033848618">
                <text:p>399.670338486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6">
                <text:p>256</text:p>
              </table:table-cell>
              <table:table-cell office:value-type="float" office:value="458.240255876021">
                <text:p>458.2402558760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2">
                <text:p>512</text:p>
              </table:table-cell>
              <table:table-cell office:value-type="float" office:value="418.060385964134">
                <text:p>418.0603859641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">
                <text:p>1024</text:p>
              </table:table-cell>
              <table:table-cell office:value-type="float" office:value="424.575342698531">
                <text:p>424.5753426985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0">
                <text:p>1100</text:p>
              </table:table-cell>
              <table:table-cell office:value-type="float" office:value="427.032688210227">
                <text:p>427.0326882102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0">
                <text:p>1200</text:p>
              </table:table-cell>
              <table:table-cell office:value-type="float" office:value="481.540111071654">
                <text:p>481.5401110716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00">
                <text:p>1300</text:p>
              </table:table-cell>
              <table:table-cell office:value-type="float" office:value="601.665700347829">
                <text:p>601.6657003478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00">
                <text:p>1400</text:p>
              </table:table-cell>
              <table:table-cell office:value-type="float" office:value="549.58055224398">
                <text:p>549.580552243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0">
                <text:p>1500</text:p>
              </table:table-cell>
              <table:table-cell office:value-type="float" office:value="586.701484375">
                <text:p>586.701484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48">
                <text:p>2048</text:p>
              </table:table-cell>
              <table:table-cell office:value-type="float" office:value="673.043727296772">
                <text:p>673.0437272967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